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Rachana" svg:font-family="Rachana"/>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Text_20_body">
      <style:paragraph-properties fo:margin-top="0.199cm" fo:margin-bottom="0.199cm" style:contextual-spacing="false"/>
      <style:text-properties fo:color="#2a6099" loext:opacity="100%" fo:font-size="14pt" style:font-size-asian="14pt" style:font-size-complex="14pt"/>
    </style:style>
    <style:style style:name="P13"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text-properties fo:color="#c9211e" loext:opacity="100%" style:font-name="Bitstream Charter" officeooo:paragraph-rsid="001f6e7a" style:font-name-complex="Bitstream Charter"/>
    </style:style>
    <style:style style:name="P16" style:family="paragraph" style:parent-style-name="Standard">
      <style:paragraph-properties fo:break-before="page"/>
      <style:text-properties style:font-name="Bitstream Charter" officeooo:paragraph-rsid="0008ea5a" style:font-name-complex="Bitstream Charter"/>
    </style:style>
    <style:style style:name="P17" style:family="paragraph" style:parent-style-name="Standard">
      <style:text-properties fo:color="#c9211e" loext:opacity="100%" officeooo:paragraph-rsid="001f6e7a"/>
    </style:style>
    <style:style style:name="P18" style:family="paragraph" style:parent-style-name="Table_20_Contents">
      <style:paragraph-properties fo:text-align="center" style:justify-single-word="false"/>
      <style:text-properties fo:color="#c9211e" loext:opacity="100%" style:font-name="Lucida Bright" fo:font-size="12pt" officeooo:rsid="00202035" officeooo:paragraph-rsid="001f6e7a" style:font-size-asian="12pt" style:font-name-complex="Bitstream Charter" style:font-size-complex="12pt"/>
    </style:style>
    <style:style style:name="P19" style:family="paragraph" style:parent-style-name="Text_20_body">
      <style:paragraph-properties fo:margin-top="0.199cm" fo:margin-bottom="0.25cm" style:contextual-spacing="false" fo:text-align="center" style:justify-single-word="false"/>
      <style:text-properties fo:color="#c9211e" loext:opacity="100%" style:font-name="Lucida Bright" fo:font-size="12pt" officeooo:paragraph-rsid="001f6e7a" style:font-size-asian="12pt" style:font-name-complex="Bitstream Charter" style:font-size-complex="12pt"/>
    </style:style>
    <style:style style:name="P20" style:family="paragraph" style:parent-style-name="Text_20_body">
      <style:paragraph-properties fo:margin-top="0.199cm" fo:margin-bottom="0.199cm" style:contextual-spacing="false" fo:text-align="center" style:justify-single-word="false"/>
      <style:text-properties fo:color="#c9211e" loext:opacity="100%" style:font-name="Lucida Bright" fo:font-size="12pt" officeooo:paragraph-rsid="001f6e7a" style:font-size-asian="12pt" style:font-name-complex="Bitstream Charter" style:font-size-complex="12pt"/>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1"/>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
            <table:table table:name="Table1" table:style-name="Table1">
              <table:table-column table:style-name="Table1.A"/>
              <table:table-column table:style-name="Table1.B"/>
              <table:table-row table:style-name="TableLine2704701212752">
                <table:table-cell table:style-name="Table1.A1" table:number-columns-spanned="2" office:value-type="string">
                  <text:p text:style-name="P18">Table of contents</text:p>
                </table:table-cell>
                <table:covered-table-cell/>
              </table:table-row>
              <table:table-row table:style-name="TableLine2704701200944">
                <table:table-cell table:style-name="Table1.A2" office:value-type="string">
                  <text:p text:style-name="P18">Subheading</text:p>
                </table:table-cell>
                <table:table-cell table:style-name="Table1.B2" office:value-type="string">
                  <text:p text:style-name="P18">Page number</text:p>
                </table:table-cell>
              </table:table-row>
              <table:table-row table:style-name="TableLine2704701211888">
                <table:table-cell table:style-name="Table1.A2" office:value-type="string">
                  <text:p text:style-name="P19">1957 – India’s First Revolt of Independence</text:p>
                </table:table-cell>
                <table:table-cell table:style-name="Table1.B2" office:value-type="string">
                  <text:p text:style-name="P18">3</text:p>
                </table:table-cell>
              </table:table-row>
              <table:table-row table:style-name="TableLine2704701212464">
                <table:table-cell table:style-name="Table1.A2" office:value-type="string">
                  <text:p text:style-name="P20">1917 – Champaran Satyagraha</text:p>
                </table:table-cell>
                <table:table-cell table:style-name="Table1.B2" office:value-type="string">
                  <text:p text:style-name="P18">3</text:p>
                </table:table-cell>
              </table:table-row>
              <table:table-row table:style-name="TableLine2704701213328">
                <table:table-cell table:style-name="Table1.A2" office:value-type="string">
                  <text:p text:style-name="P20">1920 – Non Corporation Movement</text:p>
                </table:table-cell>
                <table:table-cell table:style-name="Table1.B2" office:value-type="string">
                  <text:p text:style-name="P18">4</text:p>
                </table:table-cell>
              </table:table-row>
              <table:table-row table:style-name="TableLine2704701213904">
                <table:table-cell table:style-name="Table1.A2" office:value-type="string">
                  <text:p text:style-name="P20">1929 – Purna <text:span text:style-name="T6">S</text:span>waraj <text:span text:style-name="T6">D</text:span>eclaration</text:p>
                </table:table-cell>
                <table:table-cell table:style-name="Table1.B2" office:value-type="string">
                  <text:p text:style-name="P18">5</text:p>
                </table:table-cell>
              </table:table-row>
              <table:table-row table:style-name="TableLine2704701201520">
                <table:table-cell table:style-name="Table1.A2" office:value-type="string">
                  <text:p text:style-name="P20">1942 – Quit India Movement</text:p>
                </table:table-cell>
                <table:table-cell table:style-name="Table1.B2" office:value-type="string">
                  <text:p text:style-name="P18">6</text:p>
                </table:table-cell>
              </table:table-row>
            </table:table>
            <text:p text:style-name="P17"/>
          </text:index-title>
        </text:index-body>
      </text:table-of-content>
      <text:p text:style-name="P13">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text:bookmark-start text:name="__RefHeading___Toc237_1005408201"/>1957 – India’s First Revolt of Independence<text:bookmark-end text:name="__RefHeading___Toc237_1005408201"/></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he important leaders who took part in the revolt were Mangal Pandey (Barrackpore), Bahadur Shah II (Delhi), <text:s/>Begum Hazrat Mahal (Lucknow), <text:s/>Rani Laxmibai (Jhansi ).</text:p>
      <text:p text:style-name="P12">1917 – Champaran Satyagraha</text:p>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Heading_20_1" text:outline-level="1"><text:bookmark-start text:name="__RefHeading___Toc239_1005408201"/>1920 – Non Corporation Movement<text:bookmark-end text:name="__RefHeading___Toc239_1005408201"/></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ext:soft-page-break/>the Khilafat (Khilafat movement) in Turkey and the end to untouchability. This result in public held meetings and strikes (hartals) led to the first arrests of both Jawaharlal Nehru and his father, Motilal Nehru, on 6 December 1921.</text:p>
      <text:h text:style-name="Heading_20_1" text:outline-level="1"><text:bookmark-start text:name="__RefHeading___Toc241_1005408201"/>1929 – Purna <text:span text:style-name="T6">S</text:span>waraj <text:span text:style-name="T6">D</text:span>eclaration<text:bookmark-end text:name="__RefHeading___Toc241_1005408201"/></text:h>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text:bookmark-start text:name="__RefHeading___Toc243_1005408201"/>1930 – Civil Disobedience Movement<text:bookmark-end text:name="__RefHeading___Toc243_1005408201"/></text:h>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text:bookmark-start text:name="__RefHeading___Toc245_1005408201"/>1942 – Quit India Movement<text:bookmark-end text:name="__RefHeading___Toc245_1005408201"/></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text:soft-page-break/>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4:22:10.935000000</meta:creation-date>
    <meta:editing-duration>PT11M13S</meta:editing-duration>
    <meta:editing-cycles>2</meta:editing-cycles>
    <meta:generator>LibreOffice/7.3.0.3$Windows_X86_64 LibreOffice_project/0f246aa12d0eee4a0f7adcefbf7c878fc2238db3</meta:generator>
    <dc:date>2022-02-22T14:33:22.240000000</dc:date>
    <meta:document-statistic meta:table-count="1" meta:image-count="6" meta:object-count="0" meta:page-count="7" meta:paragraph-count="47" meta:word-count="1648" meta:character-count="10151" meta:non-whitespace-character-count="8538"/>
  </office:meta>
</office:document-meta>
</file>